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3" style:family="paragraph" style:parent-style-name="Standard" style:master-page-name="Standard">
      <style:paragraph-properties fo:line-height="115%" fo:text-align="justify" style:justify-single-word="false" style:page-number="auto" fo:break-before="auto" fo:break-after="auto"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cter4</text:p>
      <text:p text:style-name="P1">Ten odcinek niósł ze sobą wiele nadziei, jak i wiele niepokojów. Gdy nadszedł czas, zasiadłem do odcinka i obejrzałem go. Potem kolejny raz i jeszcze jeden raz. I z jednej strony mózg eksplodował, zaś z drugiej… też mózg eksplodował. Serio, mieliście nadzieję na inną odpowiedź!? Hasbro wzięło mnóstwo fandomowych domysłów i założeń, po czym wrzuciło je do odcinka, wręcz dopychając butem, aby wszystko się zmieściło. A jakby jeszcze było mało, dostaliśmy parę szalonych pomysłów od twórców, jak np. Bon Bon agentką, monolog Gummiego, mały changeling na ślubie itd. Całość zaś była przepełniona humorem i randomem. Odcinek był dedykowany tylko bronym i mam nadzieję, że doczekamy się 200. odcinka. Tam znów bym prosił o taki „kawałek życia”, ale bez tej „losowości”. Niektóre dowcipy są po prostu dobre tylko przy pierwszym wykonaniu.</text:p>
      <text:p text:style-name="P1"/>
      <text:p text:style-name="P1">SPIDIvonMARDER</text:p>
      <text:p text:style-name="P1">Odcinek jest jednym wielkim memem, żartem, easter eggiem, jak zwał tak zwał. Bardzo śmiesznym, tu nie ma żadnych wątpliwości. Należy pochwalić twórców, że dokonali dobrej kwerendy źródłowej i skrupulatnie wyłowili z internetu masę głupotek, jakie wymyśliliśmy w ciągu całego swego kucykowania. Było też kilka naprawdę dobrych wniosków… czyli fandom stworzył jedno, a twórcy to przekonwertowali na serial (chociażby cały motyw Bon Bon i Lyry).</text:p>
      <text:p text:style-name="P2">Równocześnie odcinek ciężko traktować poważnie, a pewna część dowcipów była głupawa. Nie zdziwiłbym się, jakby pokazane w nim pomysły i schematy nie wystąpiły już nigdy więcej. Kanon został połamany na kawałki i już widzę te niekończące się spory, że „ludzie są kanoniczni”, bo użyto słowa „man”. </text:p>
      <text:p text:style-name="P2">Nur fur fandom, po raz pierwszy i zapewne jedyny. Szczególnie maski konia oznaczały, że serial stracił dziewictwo :P</text:p>
      <text:p text:style-name="P1"/>
      <text:p text:style-name="P1"/>
      <text:p text:style-name="P1">Kamisha</text:p>
      <text:p text:style-name="P1">I tak oto fanon stal się kanonem… Czy mi się podobało? Średnio. Serial stracił urok swej niewinności i tajemnicy, a dreszczyk spowodowany domysłami jakoś… przestał przechodzić po plecach. Mamy w kanonie to, co powinno pozostać tylko w obrębie fandomu i to mnie smuci. Daję plusa za ilość Derpy w odcinku oraz za to, że wreszcie dali jej rolę mówioną (The Last Roundup nie dał jej zbytnio się wykazać), z czego wynikło, że urocza klaczka wcale nie jest taka niemądra, jak ją do tej pory przedstawiano. Fantastyczny był tez motyw z przemyśleniami Gummy’ego – tego nikt się nie spodziewał. Tym, co bardzo mi się nie podobało, było bezmyślne atakowanie Bugbeara przez Mane 6 – wyglądały niczym żądne krwi Atomówki. Od kiedy nasza szóstka przyjaciółek używa przemocy wobec antagonistów? Rozumiem, że ten motyw musiał się pojawić ze względu na podwójne życie Bon Bon, ale serio, przemoc? Nie i jeszcze raz nie.</text:p>
      <text:p text:style-name="P1">Summa summarum odcinek oceniam pozytywnie. Twórcy wreszcie posłuchali fandomu i sprezentowali mu to, na co czekał od dawna – raz na sto chyba można.</text:p>
      <text:p text:style-name="P1"/>
      <text:p text:style-name="P1">Dolar84</text:p>
      <text:p text:style-name="P1">Czekaliśmy, czekaliśmy i się doczekaliśmy. Setny odcinek, nakierowany na kucyki tła wypadł doskonale. Derpy z dużą rolą to naturalnie pierwszy, rzucający się w oczy plus. No i pracuje jako listonosz – radość! Doktor był niesamowity – tak naprawdę zabrakło mi tylko wrzuconego gdzieś w tle grzmotu bębnów i odniesienia do Mistrza, bo jego technobełkot, olśnienia, szalik oraz nieśmiertelne „Allonsy!” pokazano idealnie. Lyra i Bon Bon – <text:soft-page-break/>fenomenalne, chociaż nie do końca pasował mi głos tej pierwszej. No ale nie ma co narzekać, ważne że były i zrobiły niezłą furorę. Zwłaszcza tajna agentka polująca na Bugbeara, z którym Mane 6 przez większość czasu toczyła zawziętą walkę. Swoją drogą tu się nie zgodzę z Kamishą – to, że pokazali użycie dobrej, staromodnej siły fizycznej w walce z przeciwnikiem zaliczam na plus – czasami po prostu trzeba kogoś walnąć. Nie można oczywiście zapomnieć o Vinyl i Octavii. Ich duet w zabawnie podzielonym domu był genialny, a podróż ulicami Ponyville absolutnie przezabawna. Migające zdjęcia końskich łbów i Twicane również dodawały smaku temu radośnie chaotycznemu odcinkowi. Wisienką na torcie był kończący podróż wewnętrzny monolog pewnego aligatora, który, jak nam pokazano, za nieprzenikniomym obliczem skrywa umysł godny największych filozofów. Kolejną sensacją stał się obecny na weselu changeling – dzień po wypuszczeniu odcinka znalazłem już pięć fanfików z tą postacią w roli głównej – widać się spodobał. Steven Magnet zrobił swoje – tyle można o nim powiedzieć. Tekst Sweetie Brick… znaczy Belle o „załatwieniu problemu z przyjaźnią w jakieś pół godzinki” też mnie niesamowicie rozbawił. Na koniec nie można pominąć kilku kwestii z samego wesela – przezabawny motyw z odcięciem Mane 6 od uroczystości, siostrzane dogryzanie w wykonaniu Ceśki i Lulu, no i przede wszystkim przemowa Mayor Mare, która, choć przewidywalna, stanowiła piękne ukoronowanie odcinka. Jeszcze jedna ciekawostka – chyba pierwszy raz przy zgromadzeniu dużej liczby kucyków w jednym pomieszczeniu nie powtarzał się żaden z kucyków tła. Przynajmniej takie odniosłem wrażenie, iż tym razem zwrócili uwagę na ten szczegół. Cóż… takich odcinków z bohaterami pobocznymi chciałbym widzieć więcej. A przynajmniej mam nadzieję, iż kilka otwartych tu, a fandomowi znanych już wcześniej, wątków zostanie jeszcze wykorzystanych w dalszych przygodach Mane 6 – choćby jako wtrącenie. Bezwzględnie polecam!</text:p>
      <text:p text:style-name="P1"/>
      <text:p text:style-name="P1">Cahan</text:p>
      <text:p text:style-name="P1">Miało być pięknie, a wyszedł mokry sen starszych odbiorców kucyków. Fanon stał się kanonem, ale w jaki sposób… W sposób nachalny, pozbawiony gustu i pozlepiany ze sobą na ślinę, taśmę i wydzielinę rosiczek. Ja się przy tym odcinku nudziłam. Nie należę do grona osób, które się cieszą, bo w jakiejś głupiej bajce lata sobie Derpy albo Lyra i Bon Bon rzucają sobie spojrzenia typu „Bierz mnie, kocie!”. Całość mogłaby ujść, gdyby to wydłużyć.</text:p>
      <text:p text:style-name="P1"/>
      <text:p text:style-name="P1">aTOM</text:p>
      <text:p text:style-name="P1">Setny odcinek mógł zakończyć się jedynie epickim sukcesem albo spektakularną klapą. I w mojej opinii zdecydowanie właściwą okazała się opcja pierwsza. Subtelne (zazwyczaj) nawiązania, za które pokochałem ten serial ustąpiły na dwadzieścia minut wylewającym się z ekranu gagom wycelowanym w fandom i chaosowi, którego nie powstydziłby się sam Discord. Pokręcony, wymieszany, momentami bzdurny, a mimo to mniej więcej trzymający się kupy – ten odcinek był po prostu żywą definicją naszego fandomu. Brakowało chyba tylko przemykającego w tle kuca podobnego do Littlepip, żeby broniacy dosłownie eksplodowali. 10/10, odcinek stulecia, British Octavia is canon. A teraz proszę o powrót do subtelnoś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meta:initial-creator/>
    <meta:editing-cycles>3</meta:editing-cycles>
    <dc:date>2015-07-28T12:38:22.048000000</dc:date>
    <meta:editing-duration>PT33M4S</meta:editing-duration>
    <meta:document-statistic meta:table-count="0" meta:image-count="0" meta:object-count="0" meta:page-count="2" meta:paragraph-count="15" meta:word-count="953" meta:character-count="6330" meta:non-whitespace-character-count="5376"/>
  </office:meta>
</office:document-meta>
</file>